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nlo" svg:font-family="Menlo, Monaco, Consolas, 'Courier New', Courier, monospace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4c8" officeooo:paragraph-rsid="000a94c8"/>
    </style:style>
    <style:style style:name="P2" style:family="paragraph" style:parent-style-name="Standard">
      <style:text-properties officeooo:paragraph-rsid="000a94c8"/>
    </style:style>
    <style:style style:name="P3" style:family="paragraph" style:parent-style-name="Standard">
      <style:text-properties style:font-name="Times New Roman" fo:font-size="14pt" officeooo:paragraph-rsid="000a94c8" style:font-size-asian="14pt" style:font-size-complex="14pt"/>
    </style:style>
    <style:style style:name="P4" style:family="paragraph" style:parent-style-name="Standard">
      <style:text-properties style:font-name="Times New Roman" fo:font-size="20pt" officeooo:rsid="000c0ae5" officeooo:paragraph-rsid="000c0ae5" style:font-size-asian="20pt" style:font-size-complex="20pt"/>
    </style:style>
    <style:style style:name="P5" style:family="paragraph" style:parent-style-name="Standard">
      <style:text-properties style:font-name="Times New Roman" fo:font-size="11pt" officeooo:rsid="000c0ae5" officeooo:paragraph-rsid="000c0ae5" style:font-size-asian="11pt" style:font-size-complex="11pt"/>
    </style:style>
    <style:style style:name="P6" style:family="paragraph" style:parent-style-name="Standard">
      <style:text-properties officeooo:rsid="000aa19b" officeooo:paragraph-rsid="000aa19b"/>
    </style:style>
    <style:style style:name="P7" style:family="paragraph" style:parent-style-name="Standard">
      <style:text-properties officeooo:rsid="000bbee2" officeooo:paragraph-rsid="000bbee2"/>
    </style:style>
    <style:style style:name="P8" style:family="paragraph" style:parent-style-name="Standard">
      <style:text-properties officeooo:paragraph-rsid="000bbee2"/>
    </style:style>
    <style:style style:name="P9" style:family="paragraph" style:parent-style-name="Standard">
      <style:text-properties fo:color="#808080" loext:opacity="100%" style:font-name="Times New Roman" fo:font-size="14pt" fo:font-style="normal" fo:font-weight="normal" officeooo:paragraph-rsid="000a94c8" style:font-size-asian="14pt" style:font-style-asian="normal" style:font-weight-asian="normal" style:font-size-complex="14pt"/>
    </style:style>
    <style:style style:name="P10" style:family="paragraph" style:parent-style-name="Standard">
      <style:text-properties fo:color="#a9b7c6" loext:opacity="100%" style:font-name="JetBrains Mono" fo:font-size="10pt" fo:font-style="normal" fo:font-weight="normal" officeooo:rsid="000a94c8" officeooo:paragraph-rsid="000a94c8" style:font-size-asian="10pt" style:font-style-asian="normal" style:font-weight-asian="normal"/>
    </style:style>
    <style:style style:name="P11" style:family="paragraph" style:parent-style-name="Standard">
      <style:text-properties fo:color="#a9b7c6" loext:opacity="100%" style:font-name="Times New Roman" fo:font-size="18pt" fo:font-style="normal" fo:font-weight="bold" officeooo:rsid="000a94c8" officeooo:paragraph-rsid="000a94c8" style:font-size-asian="18pt" style:font-style-asian="normal" style:font-weight-asian="bold" style:font-size-complex="18pt" style:font-weight-complex="bold"/>
    </style:style>
    <style:style style:name="P12" style:family="paragraph" style:parent-style-name="Standard">
      <style:text-properties style:font-name="Times New Roman" fo:font-size="11pt" officeooo:rsid="000c0ae5" officeooo:paragraph-rsid="000c0ae5" style:font-size-asian="11pt" style:font-size-complex="11pt"/>
    </style:style>
    <style:style style:name="P13" style:family="paragraph" style:parent-style-name="Standard">
      <style:text-properties style:font-name="Times New Roman" fo:font-size="20pt" officeooo:rsid="000c0ae5" officeooo:paragraph-rsid="000c0ae5" style:font-size-asian="20pt" style:font-size-complex="20pt"/>
    </style:style>
    <style:style style:name="P14" style:family="paragraph" style:parent-style-name="Standard">
      <style:text-properties officeooo:paragraph-rsid="000c0ae5"/>
    </style:style>
    <style:style style:name="P15" style:family="paragraph" style:parent-style-name="Standard">
      <style:text-properties officeooo:rsid="000aa19b" officeooo:paragraph-rsid="000aa19b"/>
    </style:style>
    <style:style style:name="P16" style:family="paragraph" style:parent-style-name="Standard">
      <style:text-properties officeooo:rsid="000eb1aa" officeooo:paragraph-rsid="000eb1aa"/>
    </style:style>
    <style:style style:name="P17" style:family="paragraph" style:parent-style-name="Standard">
      <style:text-properties officeooo:rsid="00119d43" officeooo:paragraph-rsid="00119d43"/>
    </style:style>
    <style:style style:name="P18" style:family="paragraph" style:parent-style-name="Standard">
      <style:text-properties officeooo:rsid="0013678c" officeooo:paragraph-rsid="0013678c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loext:opacity="100%" fo:font-style="normal" fo:font-weight="normal" style:font-style-asian="normal" style:font-weight-asian="normal"/>
    </style:style>
    <style:style style:name="T4" style:family="text">
      <style:text-properties officeooo:rsid="000a94c8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officeooo:rsid="000a94c8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a9b7c6" loext:opacity="100%" style:font-name="0" fo:font-size="10pt" style:font-size-asian="10pt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0aa19b"/>
    </style:style>
    <style:style style:name="T23" style:family="text">
      <style:text-properties officeooo:rsid="000bbee2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style:font-name="Times New Roman" fo:font-size="11pt" officeooo:rsid="000c0ae5" style:font-size-asian="11pt" style:font-size-complex="11pt"/>
    </style:style>
    <style:style style:name="T26" style:family="text">
      <style:text-properties officeooo:rsid="000f3a5c"/>
    </style:style>
    <style:style style:name="T27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136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1.</text:span><text:span text:style-name="T3">to find the minimum and maximum elements in array.</text:span></text:p>
      <text:p text:style-name="P9"/>
      <text:p text:style-name="P2"><text:span text:style-name="T4"><text:s/></text:span><text:span text:style-name="T5">package </text:span><text:span text:style-name="T7">com.thbs</text:span><text:span text:style-name="T5">;</text:span><text:line-break/><text:line-break/><text:span text:style-name="T5">public class </text:span><text:span text:style-name="T7">Main {</text:span><text:line-break/><text:line-break/><text:span text:style-name="T7"> <text:s text:c="3"/></text:span><text:span text:style-name="T5">public static void </text:span><text:span text:style-name="T12">main</text:span><text:span text:style-name="T7">(String[] args) {</text:span></text:p>
      <text:p text:style-name="P2"><text:span text:style-name="T5">int </text:span><text:span text:style-name="T7">arr[]={ </text:span><text:span text:style-name="T14">11</text:span><text:span text:style-name="T5">,</text:span><text:span text:style-name="T14">26</text:span><text:span text:style-name="T5">,</text:span><text:span text:style-name="T14">133</text:span><text:span text:style-name="T5">,</text:span><text:span text:style-name="T14">47</text:span><text:span text:style-name="T5">,</text:span><text:span text:style-name="T14">55</text:span><text:span text:style-name="T7">}</text:span><text:span text:style-name="T5">;</text:span><text:line-break/><text:span text:style-name="T5"> <text:s text:c="7"/>int </text:span><text:span text:style-name="T7">max = arr[</text:span><text:span text:style-name="T14">0</text:span><text:span text:style-name="T7">]</text:span><text:span text:style-name="T5">;</text:span><text:line-break/><text:span text:style-name="T5"> <text:s text:c="7"/>int </text:span><text:span text:style-name="T7">min = arr[</text:span><text:span text:style-name="T14">0</text:span><text:span text:style-name="T7">]</text:span><text:span text:style-name="T5">;</text:span><text:line-break/><text:span text:style-name="T5"> <text:s text:c="7"/>for</text:span><text:span text:style-name="T7">(</text:span><text:span text:style-name="T5">int </text:span><text:span text:style-name="T7">i=</text:span><text:span text:style-name="T14">1</text:span><text:span text:style-name="T5">; </text:span><text:span text:style-name="T7">i&lt;arr.</text:span><text:span text:style-name="T16">length</text:span><text:span text:style-name="T5">; </text:span><text:span text:style-name="T7">i++)</text:span><text:line-break/><text:line-break/><text:span text:style-name="T7"> <text:s text:c="7"/>{</text:span><text:line-break/><text:span text:style-name="T7"> <text:s text:c="11"/></text:span><text:span text:style-name="T5">if</text:span><text:span text:style-name="T7">(arr[i]&gt;max)</text:span><text:line-break/><text:span text:style-name="T7"> <text:s text:c="15"/>max=arr[i]</text:span><text:span text:style-name="T5">;</text:span><text:line-break/><text:span text:style-name="T5"> <text:s text:c="11"/>if</text:span><text:span text:style-name="T7">(arr[i]&lt;min)</text:span><text:line-break/><text:span text:style-name="T7"> <text:s text:c="15"/>min=arr[i]</text:span><text:span text:style-name="T5">;</text:span><text:line-break/><text:line-break/><text:span text:style-name="T5"> <text:s text:c="7"/></text:span><text:span text:style-name="T7">}</text:span><text:line-break/><text:span text:style-name="T7"> <text:s text:c="7"/>System.</text:span><text:span text:style-name="T18">out</text:span><text:span text:style-name="T7">.println(</text:span><text:span text:style-name="T20">"maximum elements in array: " </text:span><text:span text:style-name="T7">+max)</text:span><text:span text:style-name="T5">;</text:span><text:line-break/><text:span text:style-name="T5"> <text:s text:c="7"/></text:span><text:span text:style-name="T7">System.</text:span><text:span text:style-name="T18">out</text:span><text:span text:style-name="T7">.println(</text:span><text:span text:style-name="T20">"minimum elements in array: " </text:span><text:span text:style-name="T7">+min)</text:span><text:span text:style-name="T5">;</text:span><text:line-break/><text:span text:style-name="T5"> <text:s text:c="3"/></text:span><text:span text:style-name="T7">}</text:span><text:line-break/><text:span text:style-name="T7">}</text:span><text:line-break/></text:p>
      <text:p text:style-name="P2"><text:span text:style-name="T7"><text:s text:c="4"/></text:span><text:span text:style-name="T8">output</text:span></text:p>
      <text:p text:style-name="P10">Connected to the target VM, address: '127.0.0.1:62057', transport: 'socket'</text:p>
      <text:p text:style-name="P10">maximum elements in array: 133</text:p>
      <text:p text:style-name="P10">minimum elements in array: 11</text:p>
      <text:p text:style-name="P10">Disconnected from the target VM, address: '127.0.0.1:62057', transport: 'socket'</text:p>
      <text:p text:style-name="P10"/>
      <text:p text:style-name="P10">Process finished with exit code 0</text:p>
      <text:p text:style-name="P11"/>
      <text:p text:style-name="P11">2.command line arguments</text:p>
      <text:p text:style-name="P10"><text:s/></text:p>
      <text:p text:style-name="P10"/>
      <text:p text:style-name="P1"><text:span text:style-name="T5">package </text:span><text:span text:style-name="T7">com.thbs</text:span><text:span text:style-name="T5">;</text:span><text:line-break/><text:line-break/><text:span text:style-name="T5">public class </text:span><text:span text:style-name="T7">Main {</text:span><text:line-break/><text:line-break/><text:span text:style-name="T7"> <text:s text:c="3"/></text:span><text:span text:style-name="T5">public static void </text:span><text:span text:style-name="T12">main</text:span><text:span text:style-name="T7">(String[] args) {</text:span><text:line-break/><text:span text:style-name="T7"><text:tab/>String str1 = args[</text:span><text:span text:style-name="T14">0</text:span><text:span text:style-name="T7">]</text:span><text:span text:style-name="T5">;</text:span><text:line-break/><text:span text:style-name="T5"> <text:s text:c="7"/></text:span><text:span text:style-name="T7">String str2 = args[</text:span><text:span text:style-name="T14">1</text:span><text:span text:style-name="T7">]</text:span><text:span text:style-name="T5">;</text:span><text:line-break/><text:span text:style-name="T5"> <text:s text:c="7"/></text:span><text:span text:style-name="T7">System.</text:span><text:span text:style-name="T18">out</text:span><text:span text:style-name="T7">.println(str1+</text:span><text:span text:style-name="T20">" <text:s/>"</text:span><text:span text:style-name="T7">+str2)</text:span><text:span text:style-name="T5">;</text:span><text:line-break/> <text:s text:c="7"/>// <text:span text:style-name="T22">modify the run congiguration</text:span><text:line-break/><text:span text:style-name="T5"> <text:s text:c="3"/></text:span><text:span text:style-name="T7">}</text:span><text:line-break/><text:span text:style-name="T7">}</text:span><text:line-break/></text:p>
      <text:p text:style-name="P1"><text:s/><text:span text:style-name="T22">output</text:span></text:p>
      <text:p text:style-name="P1">good <text:s/>morning</text:p>
      <text:p text:style-name="P1"/>
      <text:p text:style-name="P1">Process finished with exit code 0</text:p>
      <text:p text:style-name="P1"/>
      <text:p text:style-name="P6"/>
      <text:p text:style-name="P6"/>
      <text:p text:style-name="P6"/>
      <text:p text:style-name="P6"/>
      <text:p text:style-name="P6"><text:soft-page-break/></text:p>
      <text:p text:style-name="P6">Q. Find the sum of two numbers using commond line arguments.</text:p>
      <text:p text:style-name="P7"/>
      <text:p text:style-name="P8"><text:span text:style-name="T23"><text:s text:c="6"/></text:span><text:span text:style-name="T5">package </text:span><text:span text:style-name="T7">com.thbs</text:span><text:span text:style-name="T5">;</text:span><text:line-break/><text:line-break/><text:span text:style-name="T5">public class </text:span><text:span text:style-name="T7">Main {</text:span><text:line-break/><text:line-break/><text:span text:style-name="T7"> <text:s text:c="3"/></text:span><text:span text:style-name="T5">public static void </text:span><text:span text:style-name="T12">main</text:span><text:span text:style-name="T7">(String[] args) {</text:span><text:line-break/><text:span text:style-name="T7"><text:tab/>String str1 = args[</text:span><text:span text:style-name="T14">0</text:span><text:span text:style-name="T7">]</text:span><text:span text:style-name="T5">;</text:span><text:line-break/><text:span text:style-name="T5"> <text:s text:c="7"/></text:span><text:span text:style-name="T7">String str2 = args[</text:span><text:span text:style-name="T14">1</text:span><text:span text:style-name="T7">]</text:span><text:span text:style-name="T5">;</text:span><text:line-break/><text:span text:style-name="T5"> <text:s text:c="7"/></text:span><text:span text:style-name="T7">String str3 = args[</text:span><text:span text:style-name="T14">2</text:span><text:span text:style-name="T7">]</text:span><text:span text:style-name="T5">;</text:span><text:line-break/><text:span text:style-name="T5"> <text:s text:c="7"/></text:span><text:span text:style-name="T7">System.</text:span><text:span text:style-name="T18">out</text:span><text:span text:style-name="T7">.println(str1+</text:span><text:span text:style-name="T20">" <text:s/>"</text:span><text:span text:style-name="T7">+str2)</text:span><text:span text:style-name="T5">;</text:span><text:line-break/><text:span text:style-name="T5"> <text:s text:c="7"/>int </text:span><text:span text:style-name="T7">num1=Integer.</text:span><text:span text:style-name="T10">parseInt</text:span><text:span text:style-name="T7">(str1)</text:span><text:span text:style-name="T5">;</text:span><text:line-break/><text:span text:style-name="T5"> <text:s text:c="7"/>int </text:span><text:span text:style-name="T7">num2=Integer.</text:span><text:span text:style-name="T10">parseInt</text:span><text:span text:style-name="T7">(str2)</text:span><text:span text:style-name="T5">;</text:span><text:line-break/><text:span text:style-name="T5"> <text:s text:c="7"/>double </text:span><text:span text:style-name="T7">num3 = Double.</text:span><text:span text:style-name="T10">parseDouble</text:span><text:span text:style-name="T7">(str3)</text:span><text:span text:style-name="T5">;</text:span><text:line-break/><text:span text:style-name="T5"> <text:s text:c="7"/></text:span><text:span text:style-name="T7">System.</text:span><text:span text:style-name="T18">out</text:span><text:span text:style-name="T7">.println(</text:span><text:span text:style-name="T20">"sum = "</text:span><text:span text:style-name="T7">+(num1+num2))</text:span><text:span text:style-name="T5">;</text:span><text:line-break/><text:line-break/><text:span text:style-name="T5"> <text:s text:c="3"/></text:span><text:span text:style-name="T7">}</text:span><text:line-break/><text:span text:style-name="T7">}</text:span><text:line-break/></text:p>
      <text:p text:style-name="P7"><text:s text:c="3"/>output</text:p>
      <text:p text:style-name="P7">116 <text:s/>110</text:p>
      <text:p text:style-name="P7">sum = 226</text:p>
      <text:p text:style-name="P7"/>
      <text:p text:style-name="P7">Process finished with exit code 0</text:p>
      <text:p text:style-name="P7"/>
      <text:p text:style-name="P4">bubble sort</text:p>
      <text:p text:style-name="P4"/>
      <text:p text:style-name="P4"><text:span text:style-name="T5">package </text:span><text:span text:style-name="T7">com.thbs</text:span><text:span text:style-name="T5">;</text:span><text:line-break/><text:line-break/><text:span text:style-name="T5">import </text:span><text:span text:style-name="T7">java.util.Arrays</text:span><text:span text:style-name="T5">;</text:span><text:line-break/><text:span text:style-name="T5">import </text:span><text:span text:style-name="T7">java.util.Scanner</text:span><text:span text:style-name="T5">;</text:span><text:line-break/><text:span text:style-name="T5">public class </text:span><text:span text:style-name="T7">Main {</text:span><text:line-break/><text:span text:style-name="T7"> <text:s text:c="3"/></text:span><text:span text:style-name="T5">public static void </text:span><text:span text:style-name="T12">main</text:span><text:span text:style-name="T7">(String[] args) {</text:span><text:line-break/><text:span text:style-name="T7"> <text:s text:c="7"/></text:span><text:span text:style-name="T1">// read an array : how elements in the array</text:span><text:line-break/><text:span text:style-name="T1"><text:tab/></text:span><text:span text:style-name="T5">int </text:span><text:span text:style-name="T7">len = Integer.</text:span><text:span text:style-name="T10">parseInt</text:span><text:span text:style-name="T7">(args[</text:span><text:span text:style-name="T14">0</text:span><text:span text:style-name="T7">])</text:span><text:span text:style-name="T5">;</text:span><text:line-break/><text:span text:style-name="T5"> <text:s text:c="3"/></text:span><text:span text:style-name="T1">// declaration of array</text:span><text:line-break/><text:span text:style-name="T1"> <text:s text:c="7"/></text:span><text:span text:style-name="T5">int</text:span><text:span text:style-name="T7">[] arr = </text:span><text:span text:style-name="T5">new int</text:span><text:span text:style-name="T7">[len]</text:span><text:span text:style-name="T5">;</text:span><text:line-break/><text:span text:style-name="T5"> <text:s text:c="7"/></text:span><text:span text:style-name="T7">Scanner sc = </text:span><text:span text:style-name="T5">new </text:span><text:span text:style-name="T7">Scanner(System.</text:span><text:span text:style-name="T18">in</text:span><text:span text:style-name="T7">)</text:span><text:span text:style-name="T5">;</text:span><text:line-break/><text:span text:style-name="T5"> <text:s text:c="7"/></text:span><text:span text:style-name="T7">System.</text:span><text:span text:style-name="T18">out</text:span><text:span text:style-name="T7">.println(</text:span><text:span text:style-name="T20">"enter the elements of array"</text:span><text:span text:style-name="T7">)</text:span><text:span text:style-name="T5">;</text:span><text:line-break/><text:span text:style-name="T5"> <text:s text:c="7"/>for</text:span><text:span text:style-name="T7">(</text:span><text:span text:style-name="T5">int </text:span><text:span text:style-name="T7">i=</text:span><text:span text:style-name="T14">0</text:span><text:span text:style-name="T5">; </text:span><text:span text:style-name="T7">i&lt;arr.</text:span><text:span text:style-name="T16">length</text:span><text:span text:style-name="T5">;</text:span><text:span text:style-name="T7">i++)</text:span><text:line-break/><text:span text:style-name="T7"> <text:s text:c="7"/>{</text:span><text:line-break/><text:span text:style-name="T7"> <text:s text:c="11"/>arr[i]= sc.nextInt()</text:span><text:span text:style-name="T5">;</text:span><text:line-break/><text:span text:style-name="T5"> <text:s text:c="7"/></text:span><text:span text:style-name="T7">}</text:span><text:line-break/><text:span text:style-name="T7"> <text:s text:c="7"/></text:span><text:span text:style-name="T1">// sorting arrays</text:span><text:line-break/><text:span text:style-name="T1"> <text:s text:c="7"/></text:span><text:span text:style-name="T5">for</text:span><text:span text:style-name="T7">(</text:span><text:span text:style-name="T5">int </text:span><text:span text:style-name="T7">i=</text:span><text:span text:style-name="T14">0</text:span><text:span text:style-name="T5">; </text:span><text:span text:style-name="T7">i&lt;(arr.</text:span><text:span text:style-name="T16">length</text:span><text:span text:style-name="T7">-</text:span><text:span text:style-name="T14">1</text:span><text:span text:style-name="T7">)</text:span><text:span text:style-name="T5">;</text:span><text:span text:style-name="T7">i++)</text:span><text:line-break/><text:span text:style-name="T7"> <text:s text:c="7"/>{</text:span><text:line-break/><text:span text:style-name="T7"> <text:s text:c="11"/></text:span><text:span text:style-name="T5">for</text:span><text:span text:style-name="T7">(</text:span><text:span text:style-name="T5">int </text:span><text:span text:style-name="T7">j=</text:span><text:span text:style-name="T14">0</text:span><text:span text:style-name="T5">; </text:span><text:span text:style-name="T7">j&lt;(arr.</text:span><text:span text:style-name="T16">length</text:span><text:span text:style-name="T7">-i-</text:span><text:span text:style-name="T14">1</text:span><text:span text:style-name="T7">)</text:span><text:span text:style-name="T5">;</text:span><text:span text:style-name="T7">j++)</text:span><text:line-break/><text:span text:style-name="T7"> <text:s text:c="11"/>{</text:span><text:line-break/><text:span text:style-name="T7"> <text:s text:c="15"/></text:span><text:span text:style-name="T5">if</text:span><text:span text:style-name="T7">(arr[j]&gt;arr[j+</text:span><text:span text:style-name="T14">1</text:span><text:span text:style-name="T7">])</text:span><text:line-break/><text:span text:style-name="T7"> <text:s text:c="15"/>{</text:span><text:line-break/><text:span text:style-name="T7"> <text:s text:c="19"/></text:span><text:span text:style-name="T5">int </text:span><text:span text:style-name="T7">temp = arr[j]</text:span><text:span text:style-name="T5">;</text:span><text:line-break/><text:span text:style-name="T5"> <text:s text:c="19"/></text:span><text:span text:style-name="T7">arr[j] = arr[j+</text:span><text:span text:style-name="T14">1</text:span><text:span text:style-name="T7">]</text:span><text:span text:style-name="T5">;</text:span><text:line-break/><text:span text:style-name="T5"> <text:s text:c="19"/></text:span><text:span text:style-name="T7">arr[j+</text:span><text:span text:style-name="T14">1</text:span><text:span text:style-name="T7">] = temp</text:span><text:span text:style-name="T5">;</text:span><text:line-break/><text:span text:style-name="T5"> <text:s text:c="15"/></text:span><text:span text:style-name="T7">}</text:span><text:line-break/><text:span text:style-name="T7"> <text:s text:c="11"/>}</text:span><text:line-break/><text:span text:style-name="T7"> <text:s text:c="7"/>}</text:span><text:line-break/><text:soft-page-break/><text:span text:style-name="T7"> <text:s text:c="7"/>System.</text:span><text:span text:style-name="T18">out</text:span><text:span text:style-name="T7">.println(</text:span><text:span text:style-name="T20">"print the element of the array"</text:span><text:span text:style-name="T7">)</text:span><text:span text:style-name="T5">;</text:span><text:line-break/><text:span text:style-name="T5"> <text:s text:c="7"/>for</text:span><text:span text:style-name="T7">(</text:span><text:span text:style-name="T5">int </text:span><text:span text:style-name="T7">i=</text:span><text:span text:style-name="T14">0</text:span><text:span text:style-name="T5">; </text:span><text:span text:style-name="T7">i&lt;arr.</text:span><text:span text:style-name="T16">length</text:span><text:span text:style-name="T5">;</text:span><text:span text:style-name="T7">i++) {</text:span><text:line-break/><text:span text:style-name="T7"> <text:s text:c="11"/>System.</text:span><text:span text:style-name="T18">out</text:span><text:span text:style-name="T7">.println(arr[i] + </text:span><text:span text:style-name="T20">" <text:s/>"</text:span><text:span text:style-name="T7">)</text:span><text:span text:style-name="T5">;</text:span><text:line-break/><text:span text:style-name="T5"> <text:s text:c="7"/></text:span><text:span text:style-name="T7">}</text:span><text:line-break/><text:span text:style-name="T7"> <text:s text:c="7"/>System.</text:span><text:span text:style-name="T18">out</text:span><text:span text:style-name="T7">.println()</text:span><text:span text:style-name="T5">;</text:span><text:line-break/><text:span text:style-name="T5"> <text:s text:c="7"/></text:span><text:span text:style-name="T7">}</text:span><text:line-break/><text:line-break/><text:span text:style-name="T7"> <text:s text:c="3"/>}</text:span><text:line-break/> <text:s text:c="6"/><text:span text:style-name="T24">output</text:span></text:p>
      <text:p text:style-name="P5"><text:s text:c="3"/>enter the elements of array</text:p>
      <text:p text:style-name="P5">55</text:p>
      <text:p text:style-name="P5">78</text:p>
      <text:p text:style-name="P5">33</text:p>
      <text:p text:style-name="P5">45</text:p>
      <text:p text:style-name="P5">23</text:p>
      <text:p text:style-name="P5">print the element of the array</text:p>
      <text:p text:style-name="P5">23 <text:s/></text:p>
      <text:p text:style-name="P5">33 <text:s/></text:p>
      <text:p text:style-name="P5">45 <text:s/></text:p>
      <text:p text:style-name="P5">55 <text:s/></text:p>
      <text:p text:style-name="P5">78 <text:s/></text:p>
      <text:p text:style-name="P5">Process finished with exit code 0</text:p>
      <text:p text:style-name="P5"/>
      <text:p text:style-name="P5"/>
      <text:p text:style-name="P5"><text:span text:style-name="T5">package </text:span><text:span text:style-name="T7">com.thbs</text:span><text:span text:style-name="T5">;</text:span><text:line-break/><text:line-break/><text:line-break/><text:span text:style-name="T5">import </text:span><text:span text:style-name="T7">java.util.Scanner</text:span><text:span text:style-name="T5">;</text:span><text:line-break/><text:line-break/><text:span text:style-name="T5">public class </text:span><text:span text:style-name="T7">Main {</text:span><text:line-break/><text:line-break/><text:span text:style-name="T7"> <text:s text:c="3"/></text:span><text:span text:style-name="T5">public static void </text:span><text:span text:style-name="T12">main</text:span><text:span text:style-name="T7">(String[] args) {</text:span></text:p>
      <text:p text:style-name="P14"><text:span text:style-name="T25"/></text:p>
      <text:p text:style-name="P4"><text:span text:style-name="T11"><text:s/></text:span><text:span text:style-name="T7">Scanner sc = </text:span><text:span text:style-name="T5">new </text:span><text:span text:style-name="T7">Scanner(System.</text:span><text:span text:style-name="T18">in</text:span><text:span text:style-name="T7">)</text:span><text:span text:style-name="T5">;</text:span><text:line-break/><text:span text:style-name="T5"> <text:s text:c="7"/></text:span><text:span text:style-name="T7">System.</text:span><text:span text:style-name="T18">out</text:span><text:span text:style-name="T7">.println(</text:span><text:span text:style-name="T20">"enter no of elements in the book array"</text:span><text:span text:style-name="T7">)</text:span><text:span text:style-name="T5">;</text:span><text:line-break/><text:span text:style-name="T5"> <text:s text:c="7"/>int </text:span><text:span text:style-name="T7">len = sc.nextInt()</text:span><text:span text:style-name="T5">;</text:span><text:line-break/><text:span text:style-name="T5"> <text:s text:c="7"/></text:span><text:span text:style-name="T7">Book bookarr[] = </text:span><text:span text:style-name="T5">new </text:span><text:span text:style-name="T7">Book[len]</text:span><text:span text:style-name="T5">;</text:span><text:line-break/><text:span text:style-name="T5"> <text:s text:c="7"/>for</text:span><text:span text:style-name="T7">(</text:span><text:span text:style-name="T5">int </text:span><text:span text:style-name="T7">i=</text:span><text:span text:style-name="T14">0</text:span><text:span text:style-name="T5">; </text:span><text:span text:style-name="T7">i&lt; bookarr.</text:span><text:span text:style-name="T16">length</text:span><text:span text:style-name="T5">;</text:span><text:span text:style-name="T7">i++)</text:span><text:line-break/><text:span text:style-name="T7"> <text:s text:c="7"/>{</text:span><text:line-break/><text:span text:style-name="T7"> <text:s text:c="11"/>System.</text:span><text:span text:style-name="T18">out</text:span><text:span text:style-name="T7">.println(</text:span><text:span text:style-name="T20">"enter the details of "</text:span><text:span text:style-name="T7">+(i+</text:span><text:span text:style-name="T14">1</text:span><text:span text:style-name="T7">))</text:span><text:span text:style-name="T5">;</text:span><text:line-break/><text:span text:style-name="T5"> <text:s text:c="11"/>int </text:span><text:span text:style-name="T7">bookId = sc.nextInt()</text:span><text:span text:style-name="T5">;</text:span><text:line-break/><text:span text:style-name="T5"> <text:s text:c="11"/></text:span><text:span text:style-name="T7">String bookName = sc.next()</text:span><text:span text:style-name="T5">;</text:span><text:line-break/><text:span text:style-name="T5"> <text:s text:c="11"/>int </text:span><text:span text:style-name="T7">bookPrice = sc.nextInt()</text:span><text:span text:style-name="T5">;</text:span><text:line-break/><text:span text:style-name="T5"> <text:s text:c="11"/></text:span><text:span text:style-name="T7">bookarr[i] = </text:span><text:span text:style-name="T5">new </text:span><text:span text:style-name="T7">Book(bookId</text:span><text:span text:style-name="T5">,</text:span><text:span text:style-name="T7">bookName</text:span><text:span text:style-name="T5">,</text:span><text:span text:style-name="T7">bookPrice)</text:span><text:span text:style-name="T5">;</text:span><text:line-break/><text:line-break/><text:span text:style-name="T5"> <text:s text:c="7"/></text:span><text:span text:style-name="T7">}</text:span><text:line-break/><text:span text:style-name="T7"> <text:s text:c="7"/>System.</text:span><text:span text:style-name="T18">out</text:span><text:span text:style-name="T7">.println(</text:span><text:span text:style-name="T20">"to print the book in the bookarry"</text:span><text:span text:style-name="T7">)</text:span><text:span text:style-name="T5">;</text:span><text:line-break/><text:span text:style-name="T5"> <text:s text:c="7"/>for</text:span><text:span text:style-name="T7">(</text:span><text:span text:style-name="T5">int </text:span><text:span text:style-name="T7">i=</text:span><text:span text:style-name="T14">0</text:span><text:span text:style-name="T5">;</text:span><text:span text:style-name="T7">i&lt; bookarr.</text:span><text:span text:style-name="T16">length</text:span><text:span text:style-name="T5">;</text:span><text:span text:style-name="T7">i++)</text:span><text:line-break/><text:span text:style-name="T7"> <text:s text:c="7"/>{</text:span><text:line-break/><text:span text:style-name="T7"> <text:s text:c="11"/>System.</text:span><text:span text:style-name="T18">out</text:span><text:span text:style-name="T7">.println(bookarr[i])</text:span><text:span text:style-name="T5">;</text:span><text:line-break/><text:span text:style-name="T5"> <text:s text:c="7"/></text:span><text:span text:style-name="T7">}</text:span><text:line-break/><text:span text:style-name="T7"> <text:s text:c="3"/>}</text:span><text:line-break/><text:span text:style-name="T7">}</text:span><text:line-break/></text:p>
      <text:p text:style-name="P4"/>
      <text:p text:style-name="P6"/>
      <text:p text:style-name="P6"><text:soft-page-break/><text:s text:c="3"/></text:p>
      <text:p text:style-name="P16"><text:s text:c="68"/>output</text:p>
      <text:p text:style-name="P6"/>
      <text:p text:style-name="P6">enter no of elements in the book array</text:p>
      <text:p text:style-name="P6">3</text:p>
      <text:p text:style-name="P6">enter the details of 1</text:p>
      <text:p text:style-name="P6">200</text:p>
      <text:p text:style-name="P6">java</text:p>
      <text:p text:style-name="P6">40</text:p>
      <text:p text:style-name="P6">enter the details of 2</text:p>
      <text:p text:style-name="P6">200</text:p>
      <text:p text:style-name="P6">html</text:p>
      <text:p text:style-name="P6">600</text:p>
      <text:p text:style-name="P6">enter the details of 3</text:p>
      <text:p text:style-name="P6">600</text:p>
      <text:p text:style-name="P6">web</text:p>
      <text:p text:style-name="P6">700</text:p>
      <text:p text:style-name="P6">to print the book in the bookarry</text:p>
      <text:p text:style-name="P6">com.thbs.Book{bookId=200, bookName='java', bookPrice=40}</text:p>
      <text:p text:style-name="P6">com.thbs.Book{bookId=200, bookName='html', bookPrice=600}</text:p>
      <text:p text:style-name="P6">com.thbs.Book{bookId=600, bookName='web', bookPrice=700}</text:p>
      <text:p text:style-name="P6"/>
      <text:p text:style-name="P6">Process finished with exit code 0</text:p>
      <text:p text:style-name="P6"/>
      <text:p text:style-name="P6"><text:span text:style-name="T11"><text:s/></text:span><text:span text:style-name="T1">// Enhanced for loop</text:span><text:line-break/><text:span text:style-name="T1"> <text:s text:c="7"/></text:span><text:span text:style-name="T5">for</text:span><text:span text:style-name="T7">(Book book:bookarr)</text:span><text:line-break/><text:span text:style-name="T7"> <text:s text:c="7"/>{</text:span><text:line-break/><text:span text:style-name="T7"> <text:s text:c="11"/>System.</text:span><text:span text:style-name="T18">out</text:span><text:span text:style-name="T7">.println(book)</text:span><text:span text:style-name="T5">;</text:span><text:line-break/><text:span text:style-name="T5"> <text:s text:c="7"/></text:span><text:span text:style-name="T7">}</text:span><text:line-break/><text:span text:style-name="T7"> <text:s text:c="7"/></text:span><text:span text:style-name="T5">int</text:span><text:span text:style-name="T7">[] arr = {</text:span><text:span text:style-name="T14">1</text:span><text:span text:style-name="T5">,</text:span><text:span text:style-name="T14">3</text:span><text:span text:style-name="T5">,</text:span><text:span text:style-name="T14">5</text:span><text:span text:style-name="T5">,</text:span><text:span text:style-name="T14">7</text:span><text:span text:style-name="T5">,</text:span><text:span text:style-name="T14">9</text:span><text:span text:style-name="T7">}</text:span><text:span text:style-name="T5">;</text:span><text:line-break/><text:span text:style-name="T5"> <text:s text:c="7"/>for</text:span><text:span text:style-name="T7">(</text:span><text:span text:style-name="T5">int </text:span><text:span text:style-name="T7">n:arr)</text:span><text:line-break/><text:span text:style-name="T7"> <text:s text:c="7"/>{</text:span><text:line-break/><text:span text:style-name="T7"> <text:s text:c="11"/>System.</text:span><text:span text:style-name="T18">out</text:span><text:span text:style-name="T7">.println(n+</text:span><text:span text:style-name="T20">" <text:s text:c="2"/>"</text:span><text:span text:style-name="T7">)</text:span><text:span text:style-name="T5">;</text:span><text:line-break/><text:span text:style-name="T5"> <text:s text:c="7"/></text:span><text:span text:style-name="T7">}</text:span><text:line-break/><text:span text:style-name="T7"> <text:s text:c="7"/>System.</text:span><text:span text:style-name="T18">out</text:span><text:span text:style-name="T7">.println()</text:span><text:span text:style-name="T5">;</text:span><text:line-break/><text:line-break/><text:line-break/><text:line-break/><text:span text:style-name="T5"> <text:s text:c="3"/></text:span><text:span text:style-name="T7">}</text:span><text:line-break/><text:span text:style-name="T7">}</text:span><text:line-break/></text:p>
      <text:p text:style-name="P6"><text:s text:c="4"/><text:span text:style-name="T26">output</text:span></text:p>
      <text:p text:style-name="P6">enter no of elements in the book array</text:p>
      <text:p text:style-name="P6">1</text:p>
      <text:p text:style-name="P6">enter the details of 1</text:p>
      <text:p text:style-name="P6">100</text:p>
      <text:p text:style-name="P6">java</text:p>
      <text:p text:style-name="P6">300</text:p>
      <text:p text:style-name="P6">to print the book in the bookarry</text:p>
      <text:p text:style-name="P6">com.thbs.Book{bookId=100, bookName='java', bookPrice=300}</text:p>
      <text:p text:style-name="P6">1 <text:s text:c="2"/>3 <text:s text:c="2"/>5 <text:s text:c="2"/>7 <text:s text:c="2"/>9 <text:s text:c="2"/></text:p>
      <text:p text:style-name="P6">Process finished with exit code 0</text:p>
      <text:p text:style-name="P6"/>
      <text:p text:style-name="P6"/>
      <text:p text:style-name="P17"><text:soft-page-break/>Encapsulation: showing only the relevent details outside by hiding the internal logic</text:p>
      <text:p text:style-name="P17"/>
      <text:p text:style-name="P17">To print the electricity <text:s/>bill of customer :KEB</text:p>
      <text:p text:style-name="P17"/>
      <text:p text:style-name="P6"><text:span text:style-name="T5">package </text:span><text:span text:style-name="T7">com.thbs</text:span><text:span text:style-name="T5">;</text:span><text:line-break/><text:line-break/><text:span text:style-name="T5">public class </text:span><text:span text:style-name="T7">Main {</text:span><text:line-break/><text:line-break/><text:span text:style-name="T7"> <text:s text:c="3"/></text:span><text:span text:style-name="T5">public static void </text:span><text:span text:style-name="T12">main</text:span><text:span text:style-name="T7">(String[] args) {</text:span><text:line-break/><text:span text:style-name="T7"> <text:s text:c="7"/></text:span><text:span text:style-name="T1">//Customer c1 = new Customer(custId:1,custName:"rohit", unitCosumed: 2000, unitPrice: 5);</text:span><text:line-break/><text:span text:style-name="T1"> <text:s text:c="7"/></text:span><text:span text:style-name="T7">Customer c1 = </text:span><text:span text:style-name="T5">new </text:span><text:span text:style-name="T7">Customer(</text:span><text:span text:style-name="T14">1</text:span><text:span text:style-name="T5">,</text:span><text:span text:style-name="T20">"kannappa"</text:span><text:span text:style-name="T5">,</text:span><text:span text:style-name="T14">1000</text:span><text:span text:style-name="T5">,</text:span><text:span text:style-name="T14">4</text:span><text:span text:style-name="T7">)</text:span><text:span text:style-name="T5">;</text:span><text:line-break/><text:span text:style-name="T5"> <text:s text:c="5"/></text:span><text:span text:style-name="T1">// <text:s/>System.out.println("Bill amount:"+c1.calc_billamt);</text:span><text:line-break/><text:span text:style-name="T1"> <text:s text:c="7"/></text:span><text:span text:style-name="T7">System.</text:span><text:span text:style-name="T18">out</text:span><text:span text:style-name="T7">.println(c1)</text:span><text:span text:style-name="T5">;</text:span><text:line-break/><text:line-break/><text:line-break/><text:span text:style-name="T5"> <text:s text:c="3"/></text:span><text:span text:style-name="T7">}</text:span><text:line-break/><text:span text:style-name="T7">}</text:span><text:line-break/></text:p>
      <text:p text:style-name="P17">customer.java</text:p>
      <text:p text:style-name="P17"><text:span text:style-name="T5">package </text:span><text:span text:style-name="T7">com.thbs</text:span><text:span text:style-name="T5">;</text:span><text:line-break/><text:line-break/><text:span text:style-name="T5">public class </text:span><text:span text:style-name="T7">Customer {</text:span><text:line-break/><text:line-break/><text:span text:style-name="T7"> <text:s text:c="3"/></text:span><text:span text:style-name="T5">private int </text:span><text:span text:style-name="T16">custId</text:span><text:span text:style-name="T5">;</text:span><text:line-break/><text:span text:style-name="T5"> <text:s text:c="3"/>private </text:span><text:span text:style-name="T7">String </text:span><text:span text:style-name="T16">custName</text:span><text:span text:style-name="T5">;</text:span><text:line-break/><text:span text:style-name="T5"> <text:s text:c="3"/>private int </text:span><text:span text:style-name="T16">unitConsumed</text:span><text:span text:style-name="T5">;</text:span><text:line-break/><text:span text:style-name="T5"> <text:s text:c="3"/>private int </text:span><text:span text:style-name="T16">unitPrice</text:span><text:span text:style-name="T5">;</text:span><text:line-break/><text:line-break/><text:span text:style-name="T5"> <text:s text:c="3"/></text:span><text:span text:style-name="T27">@Override</text:span><text:line-break/><text:span text:style-name="T27"> <text:s text:c="3"/></text:span><text:span text:style-name="T5">public </text:span><text:span text:style-name="T7">String </text:span><text:span text:style-name="T12">toString</text:span><text:span text:style-name="T7">() {</text:span><text:line-break/><text:span text:style-name="T7"> <text:s text:c="7"/></text:span><text:span text:style-name="T5">return </text:span><text:span text:style-name="T20">"Customer{" </text:span><text:span text:style-name="T7">+</text:span><text:line-break/><text:span text:style-name="T7"> <text:s text:c="15"/></text:span><text:span text:style-name="T20">"custId=" </text:span><text:span text:style-name="T7">+ </text:span><text:span text:style-name="T16">custId </text:span><text:span text:style-name="T7">+</text:span><text:line-break/><text:span text:style-name="T7"> <text:s text:c="15"/></text:span><text:span text:style-name="T20">", custName='" </text:span><text:span text:style-name="T7">+ </text:span><text:span text:style-name="T16">custName </text:span><text:span text:style-name="T7">+ </text:span><text:span text:style-name="T20">'</text:span><text:span text:style-name="T5">\'</text:span><text:span text:style-name="T20">' </text:span><text:span text:style-name="T7">+</text:span><text:line-break/><text:span text:style-name="T7"> <text:s text:c="15"/></text:span><text:span text:style-name="T20">", unitConsumed=" </text:span><text:span text:style-name="T7">+ </text:span><text:span text:style-name="T16">unitConsumed </text:span><text:span text:style-name="T7">+</text:span><text:line-break/><text:span text:style-name="T7"> <text:s text:c="15"/></text:span><text:span text:style-name="T20">", unitPrice=" </text:span><text:span text:style-name="T7">+ </text:span><text:span text:style-name="T16">unitPrice </text:span><text:span text:style-name="T7">+</text:span><text:line-break/><text:span text:style-name="T7"> <text:s text:c="15"/></text:span><text:span text:style-name="T20">", Bill Amount=" </text:span><text:span text:style-name="T7">+calc_billamt()+</text:span><text:line-break/><text:span text:style-name="T7"> <text:s text:c="15"/></text:span><text:span text:style-name="T20">'}'</text:span><text:span text:style-name="T5">;</text:span><text:line-break/><text:span text:style-name="T5"> <text:s text:c="3"/></text:span><text:span text:style-name="T7">}</text:span><text:line-break/><text:line-break/><text:span text:style-name="T7"> <text:s text:c="3"/></text:span><text:span text:style-name="T5">public </text:span><text:span text:style-name="T12">Customer</text:span><text:span text:style-name="T7">(</text:span><text:span text:style-name="T5">int </text:span><text:span text:style-name="T7">custId</text:span><text:span text:style-name="T5">, </text:span><text:span text:style-name="T7">String custName</text:span><text:span text:style-name="T5">, int </text:span><text:span text:style-name="T7">unitConsumed</text:span><text:span text:style-name="T5">, int </text:span><text:span text:style-name="T7">unitPrice) {</text:span><text:line-break/><text:span text:style-name="T7"> <text:s text:c="7"/></text:span><text:span text:style-name="T5">this</text:span><text:span text:style-name="T7">.</text:span><text:span text:style-name="T16">custId </text:span><text:span text:style-name="T7">= custId</text:span><text:span text:style-name="T5">;</text:span><text:line-break/><text:span text:style-name="T5"> <text:s text:c="7"/>this</text:span><text:span text:style-name="T7">.</text:span><text:span text:style-name="T16">custName </text:span><text:span text:style-name="T7">= custName</text:span><text:span text:style-name="T5">;</text:span><text:line-break/><text:span text:style-name="T5"> <text:s text:c="7"/>this</text:span><text:span text:style-name="T7">.</text:span><text:span text:style-name="T16">unitConsumed </text:span><text:span text:style-name="T7">= unitConsumed</text:span><text:span text:style-name="T5">;</text:span><text:line-break/><text:span text:style-name="T5"> <text:s text:c="7"/>this</text:span><text:span text:style-name="T7">.</text:span><text:span text:style-name="T16">unitPrice </text:span><text:span text:style-name="T7">= unitPrice</text:span><text:span text:style-name="T5">;</text:span><text:line-break/><text:span text:style-name="T5"> <text:s text:c="3"/></text:span><text:span text:style-name="T7">}</text:span><text:line-break/><text:span text:style-name="T7"> <text:s text:c="3"/></text:span><text:span text:style-name="T5">private int </text:span><text:span text:style-name="T12">calc_billamt</text:span><text:span text:style-name="T7">()</text:span><text:line-break/><text:span text:style-name="T7"> <text:s text:c="3"/>{</text:span><text:line-break/><text:span text:style-name="T7"> <text:s text:c="7"/></text:span><text:span text:style-name="T5">return </text:span><text:span text:style-name="T7">(</text:span><text:span text:style-name="T16">unitConsumed</text:span><text:span text:style-name="T7">*</text:span><text:span text:style-name="T16">unitPrice</text:span><text:span text:style-name="T7">)</text:span><text:span text:style-name="T5">;</text:span><text:line-break/><text:span text:style-name="T5"> <text:s text:c="3"/></text:span><text:span text:style-name="T7">}</text:span><text:line-break/><text:span text:style-name="T7">}</text:span><text:line-break/><text:line-break/></text:p>
      <text:p text:style-name="P17">output</text:p>
      <text:p text:style-name="P17">Customer{custId=1, custName='kannappa', unitConsumed=1000, unitPrice=4, Bill Amount=4000}</text:p>
      <text:p text:style-name="P17"/>
      <text:p text:style-name="P6"/>
      <text:p text:style-name="P6"/>
      <text:p text:style-name="P6"/>
      <text:p text:style-name="P18"><text:soft-page-break/>Student information</text:p>
      <text:p text:style-name="P18"/>
      <text:p text:style-name="P18"><text:span text:style-name="T5">package </text:span><text:span text:style-name="T7">com.thbs</text:span><text:span text:style-name="T5">;</text:span><text:line-break/><text:line-break/><text:span text:style-name="T5">public class </text:span><text:span text:style-name="T7">Main {</text:span><text:line-break/><text:line-break/><text:span text:style-name="T7"> <text:s text:c="3"/></text:span><text:span text:style-name="T5">public static void </text:span><text:span text:style-name="T12">main</text:span><text:span text:style-name="T7">(String[] args) {</text:span><text:line-break/><text:span text:style-name="T7"> <text:s text:c="7"/>Student student1 = </text:span><text:span text:style-name="T5">new </text:span><text:span text:style-name="T7">Student(</text:span><text:span text:style-name="T14">10</text:span><text:span text:style-name="T5">,</text:span><text:span text:style-name="T20">"joe"</text:span><text:span text:style-name="T5">,</text:span><text:span text:style-name="T14">80</text:span><text:span text:style-name="T5">,</text:span><text:span text:style-name="T14">85</text:span><text:span text:style-name="T5">,</text:span><text:span text:style-name="T14">70</text:span><text:span text:style-name="T7">)</text:span><text:span text:style-name="T5">;</text:span><text:line-break/><text:span text:style-name="T5"> <text:s text:c="7"/></text:span><text:span text:style-name="T7">System.</text:span><text:span text:style-name="T18">out</text:span><text:span text:style-name="T7">.println(student1)</text:span><text:span text:style-name="T5">;</text:span><text:line-break/><text:span text:style-name="T5"> <text:s text:c="3"/></text:span><text:span text:style-name="T7">}</text:span><text:line-break/><text:span text:style-name="T7">}</text:span><text:line-break/><text:span text:style-name="T7"> <text:s text:c="3"/></text:span></text:p>
      <text:p text:style-name="P18">student.java</text:p>
      <text:p text:style-name="P18"/>
      <text:p text:style-name="P6"><text:span text:style-name="T5">package </text:span><text:span text:style-name="T7">com.thbs</text:span><text:span text:style-name="T5">;</text:span><text:line-break/><text:line-break/><text:span text:style-name="T5">public class </text:span><text:span text:style-name="T7">Student {</text:span><text:line-break/><text:line-break/><text:span text:style-name="T7"> <text:s text:c="7"/></text:span><text:span text:style-name="T5">private int </text:span><text:span text:style-name="T16">regNo</text:span><text:span text:style-name="T5">;</text:span><text:line-break/><text:span text:style-name="T5"> <text:s text:c="7"/>private </text:span><text:span text:style-name="T7">String </text:span><text:span text:style-name="T16">name</text:span><text:span text:style-name="T5">;</text:span><text:line-break/><text:span text:style-name="T5"> <text:s text:c="7"/>private int </text:span><text:span text:style-name="T16">subm1</text:span><text:span text:style-name="T5">;</text:span><text:line-break/><text:span text:style-name="T5"> <text:s text:c="7"/>private int </text:span><text:span text:style-name="T16">subm2</text:span><text:span text:style-name="T5">;</text:span><text:line-break/><text:span text:style-name="T5"> <text:s text:c="7"/>private int </text:span><text:span text:style-name="T16">subm3</text:span><text:span text:style-name="T5">;</text:span><text:line-break/><text:span text:style-name="T5"> <text:s text:c="7"/>public </text:span><text:span text:style-name="T12">Student</text:span><text:span text:style-name="T7">(</text:span><text:span text:style-name="T5">int </text:span><text:span text:style-name="T7">regNo</text:span><text:span text:style-name="T5">, </text:span><text:span text:style-name="T7">String name</text:span><text:span text:style-name="T5">, int </text:span><text:span text:style-name="T7">subm1</text:span><text:span text:style-name="T5">, int </text:span><text:span text:style-name="T7">subm2</text:span><text:span text:style-name="T5">, int </text:span><text:span text:style-name="T7">subm3) {</text:span><text:line-break/><text:span text:style-name="T7"> <text:s text:c="11"/></text:span><text:span text:style-name="T5">this</text:span><text:span text:style-name="T7">.</text:span><text:span text:style-name="T16">regNo </text:span><text:span text:style-name="T7">= regNo</text:span><text:span text:style-name="T5">;</text:span><text:line-break/><text:span text:style-name="T5"> <text:s text:c="11"/>this</text:span><text:span text:style-name="T7">.</text:span><text:span text:style-name="T16">name </text:span><text:span text:style-name="T7">= name</text:span><text:span text:style-name="T5">;</text:span><text:line-break/><text:span text:style-name="T5"> <text:s text:c="11"/>this</text:span><text:span text:style-name="T7">.</text:span><text:span text:style-name="T16">subm1 </text:span><text:span text:style-name="T7">= subm1</text:span><text:span text:style-name="T5">;</text:span><text:line-break/><text:span text:style-name="T5"> <text:s text:c="11"/>this</text:span><text:span text:style-name="T7">.</text:span><text:span text:style-name="T16">subm2 </text:span><text:span text:style-name="T7">= subm2</text:span><text:span text:style-name="T5">;</text:span><text:line-break/><text:span text:style-name="T5"> <text:s text:c="11"/>this</text:span><text:span text:style-name="T7">.</text:span><text:span text:style-name="T16">subm3 </text:span><text:span text:style-name="T7">= subm3</text:span><text:span text:style-name="T5">;</text:span><text:line-break/><text:span text:style-name="T5"> <text:s text:c="7"/></text:span><text:span text:style-name="T7">}</text:span><text:line-break/><text:span text:style-name="T7"> <text:s text:c="7"/></text:span><text:span text:style-name="T5">private double </text:span><text:span text:style-name="T12">calc_percentage</text:span><text:span text:style-name="T7">()</text:span><text:line-break/><text:span text:style-name="T7"> <text:s text:c="7"/>{</text:span><text:line-break/><text:span text:style-name="T7"> <text:s text:c="11"/></text:span><text:span text:style-name="T5">return</text:span><text:span text:style-name="T7">((</text:span><text:span text:style-name="T16">subm1</text:span><text:span text:style-name="T7">+</text:span><text:span text:style-name="T16">subm2</text:span><text:span text:style-name="T7">+</text:span><text:span text:style-name="T16">subm3</text:span><text:span text:style-name="T7">)/</text:span><text:span text:style-name="T14">3</text:span><text:span text:style-name="T7">)</text:span><text:span text:style-name="T5">;</text:span><text:line-break/><text:span text:style-name="T5"> <text:s text:c="7"/></text:span><text:span text:style-name="T7">}</text:span><text:line-break/><text:span text:style-name="T7"> <text:s text:c="7"/></text:span><text:span text:style-name="T27">@Override</text:span><text:line-break/><text:span text:style-name="T27"> <text:s text:c="7"/></text:span><text:span text:style-name="T5">public </text:span><text:span text:style-name="T7">String </text:span><text:span text:style-name="T12">toString</text:span><text:span text:style-name="T7">() {</text:span><text:line-break/><text:span text:style-name="T7"> <text:s text:c="11"/></text:span><text:span text:style-name="T5">return </text:span><text:span text:style-name="T20">"Student{" </text:span><text:span text:style-name="T7">+</text:span><text:line-break/><text:span text:style-name="T7"> <text:s text:c="19"/></text:span><text:span text:style-name="T20">"regNo=" </text:span><text:span text:style-name="T7">+ </text:span><text:span text:style-name="T16">regNo </text:span><text:span text:style-name="T7">+</text:span><text:line-break/><text:span text:style-name="T7"> <text:s text:c="19"/></text:span><text:span text:style-name="T20">", name='" </text:span><text:span text:style-name="T7">+ </text:span><text:span text:style-name="T16">name </text:span><text:span text:style-name="T7">+ </text:span><text:span text:style-name="T20">'</text:span><text:span text:style-name="T5">\'</text:span><text:span text:style-name="T20">' </text:span><text:span text:style-name="T7">+</text:span><text:line-break/><text:span text:style-name="T7"> <text:s text:c="19"/></text:span><text:span text:style-name="T20">", subm1=" </text:span><text:span text:style-name="T7">+ </text:span><text:span text:style-name="T16">subm1 </text:span><text:span text:style-name="T7">+</text:span><text:line-break/><text:span text:style-name="T7"> <text:s text:c="19"/></text:span><text:span text:style-name="T20">", subm2=" </text:span><text:span text:style-name="T7">+ </text:span><text:span text:style-name="T16">subm2 </text:span><text:span text:style-name="T7">+</text:span><text:line-break/><text:span text:style-name="T7"> <text:s text:c="19"/></text:span><text:span text:style-name="T20">", subm3=" </text:span><text:span text:style-name="T7">+ </text:span><text:span text:style-name="T16">subm3 </text:span><text:span text:style-name="T7">+</text:span><text:span text:style-name="T20">" percentage scored: "</text:span><text:span text:style-name="T7">+calc_percentage()+</text:span><text:line-break/><text:span text:style-name="T7"> <text:s text:c="19"/></text:span><text:span text:style-name="T20">'}'</text:span><text:span text:style-name="T5">;</text:span><text:line-break/><text:span text:style-name="T5"> <text:s text:c="7"/></text:span><text:span text:style-name="T7">}</text:span><text:line-break/><text:span text:style-name="T7"> <text:s text:c="3"/>}</text:span><text:line-break/><text:line-break/></text:p>
      <text:p text:style-name="P6"><text:s text:c="9"/><text:span text:style-name="T28">output</text:span></text:p>
      <text:p text:style-name="P6">Student{regNo=10, name='joe', subm1=80, subm2=85, subm3=70 percentage scored: 78.0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nlo" svg:font-family="Menlo, Monaco, Consolas, 'Courier New', Courier, monospace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0:06:26.665000000</meta:creation-date>
    <dc:date>2021-09-21T17:12:06.071000000</dc:date>
    <meta:editing-duration>PT16M39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6" meta:paragraph-count="84" meta:word-count="790" meta:character-count="7165" meta:non-whitespace-character-count="4924"/>
  </office:meta>
</office:document-meta>
</file>